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color="#0000ff"/>
    </style:style>
    <style:style style:name="P6" style:family="paragraph" style:parent-style-name="Standard" style:list-style-name="L1">
      <style:text-properties style:font-name="Times New Roman" fo:font-style="normal" style:font-style-asian="normal" style:font-style-complex="normal"/>
    </style:style>
    <style:style style:name="P7" style:family="paragraph" style:parent-style-name="Standard" style:list-style-name="L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fo:font-style="italic" style:font-style-asian="italic" style:font-style-complex="italic"/>
    </style:style>
    <style:style style:name="T4" style:family="text">
      <style:text-properties fo:color="#0000ff" style:font-name="Courier New"/>
    </style:style>
    <style:style style:name="T5" style:family="text">
      <style:text-properties fo:color="#0000ff" style:font-name="Times New Roman" fo:font-style="normal" style:font-style-asian="normal" style:font-style-complex="normal"/>
    </style:style>
    <style:style style:name="T6" style:family="text">
      <style:text-properties style:font-name="Times New Roman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 1 - <text:s/>Basic Programming Concepts</text:p>
      <text:p text:style-name="Standard"/>
      <text:p text:style-name="P2">Chapter 3 – Operators</text:p>
      <text:p text:style-name="Standard"/>
      <text:p text:style-name="P3">Questionnaire Answers</text:p>
      <text:p text:style-name="Standard"/>
      <text:list xml:id="list42192684" text:style-name="L1">
        <text:list-item>
          <text:p text:style-name="P4">In C &amp; eC, what is the <text:span text:style-name="T1">=</text:span> operator for?<text:line-break/><text:span text:style-name="T2">Assignment</text:span><text:line-break/></text:p>
        </text:list-item>
        <text:list-item>
          <text:p text:style-name="P4">How do we call operators taking only one operand? <text:s/>Two operands?<text:line-break/><text:span text:style-name="T2">Unary operators. Binary operators.</text:span><text:line-break/></text:p>
        </text:list-item>
        <text:list-item>
          <text:p text:style-name="P4">Given 3 variables, a, b, and c, how do we assign the product of a and b to c? How do we assign the quotient of a divided by b to c?<text:line-break/><text:span text:style-name="T2">c = a * b;<text:line-break/>c = a / b;</text:span><text:line-break/></text:p>
        </text:list-item>
        <text:list-item>
          <text:p text:style-name="P4">What will the variable c be equal to after the following code has executed?<text:line-break/>int a = 12, b = 7, c;<text:line-break/>c = b - a + 23;<text:line-break/>1<text:span text:style-name="T2">8</text:span><text:line-break/></text:p>
        </text:list-item>
        <text:list-item>
          <text:p text:style-name="P4">What will the data type of the expression 'a + b' be, given that a has been declared as<text:line-break/>float a; and b as int b; ?<text:line-break/><text:span text:style-name="T2">float</text:span><text:line-break/></text:p>
        </text:list-item>
        <text:list-item>
          <text:p text:style-name="P4">What is the value of the variable result after the following code has executed?<text:line-break/>int result = 5 + 3 * 4;<text:line-break/><text:span text:style-name="T2">17</text:span><text:line-break/></text:p>
        </text:list-item>
        <text:list-item>
          <text:p text:style-name="P4">How can we change the priority of operations in the above expression for it to give 32 ?<text:line-break/><text:span text:style-name="T2">(5 + 3) * 4</text:span><text:line-break/></text:p>
        </text:list-item>
        <text:list-item>
          <text:p text:style-name="P4">What is the value of the variable result after the following code has executed?<text:line-break/>int result = 17 / 4;<text:line-break/><text:span text:style-name="T2">4</text:span><text:line-break/></text:p>
        </text:list-item>
        <text:list-item>
          <text:p text:style-name="P4">How can we obtain the remainder of that division? What is it?<text:line-break/><text:span text:style-name="T2">17 % 4</text:span><text:line-break/><text:span text:style-name="T2">1</text:span><text:line-break/></text:p>
        </text:list-item>
        <text:list-item>
          <text:p text:style-name="P4">How can we obtain the floating-point result of that division (including the fractional part)? What is it?<text:line-break/><text:span text:style-name="T2">float result = 17 / 4.0f;<text:line-break/>4.25</text:span><text:line-break/></text:p>
        </text:list-item>
        <text:list-item>
          <text:p text:style-name="P4">How can we rewrite a = a + 5; using a simpler form, using a different operator specific to that purpose?<text:line-break/><text:span text:style-name="T2">a += 5</text:span><text:line-break/><text:soft-page-break/></text:p>
        </text:list-item>
        <text:list-item>
          <text:p text:style-name="P4">How can we rewrite a = a + 1; using the simplest form, using an operator specific to that purpose?<text:line-break/><text:span text:style-name="T2">a++</text:span><text:line-break/></text:p>
        </text:list-item>
        <text:list-item>
          <text:p text:style-name="P4">What is the value of the variable result after the following code has executed?<text:line-break/>int a = 7, b = 24;<text:line-break/>int result = a++ * 4 - --b / 6;<text:line-break/><text:span text:style-name="T2">25</text:span><text:line-break/></text:p>
        </text:list-item>
        <text:list-item>
          <text:p text:style-name="P4">When the resulting value of the combined increment/decrement-assignment operator expressions are not used, does it matter whether the postfix (e.g. a++) or prefix (e.g. ++a) is used? If not, which of the two does the <text:span text:style-name="T7">Tao</text:span> suggest to use?<text:line-break/><text:span text:style-name="T2">No, it doesn't matter. The </text:span><text:span text:style-name="T3">Tao</text:span><text:span text:style-name="T2"> suggests using a++ .</text:span><text:line-break/></text:p>
        </text:list-item>
        <text:list-item>
          <text:p text:style-name="P4">In eC, what is the data type of the result of a relational operation expression?<text:line-break/><text:span text:style-name="T2">bool , a data type for boolean values</text:span><text:line-break/></text:p>
        </text:list-item>
        <text:list-item>
          <text:p text:style-name="P4">What are the possible values for that data type?<text:line-break/><text:span text:style-name="T2">false (0) and true (1)</text:span><text:line-break/></text:p>
        </text:list-item>
        <text:list-item>
          <text:p text:style-name="P4">Given two integer variables, a and b, how can we assign the result of a comparison checking whether b is greater or equal to 'a' to a third variable named 'result'?<text:line-break/><text:span text:style-name="T2">bool result = b &gt;= a;</text:span><text:line-break/></text:p>
        </text:list-item>
        <text:list-item>
          <text:p text:style-name="P4">How do we write the comparison expression to check for the inequality of two variables named a and b?<text:line-break/><text:span text:style-name="T2">a != b</text:span><text:line-break/></text:p>
        </text:list-item>
        <text:list-item>
          <text:p text:style-name="P4">Given the declaration of a 'int a = 10;' what is the value of the expression 'a = 5' ? What value will 'a' be equal to after that expression has been evaluated?<text:line-break/><text:span text:style-name="T2">The answer to both questions is 5.</text:span><text:line-break/></text:p>
        </text:list-item>
        <text:list-item>
          <text:p text:style-name="P4">Given the declaration of 'int a = 10;' what is the value of the expression 'a == 5'? What value will 'a' be equal to after that expression has been evaluated?<text:line-break/><text:span text:style-name="T2">false , 10</text:span><text:line-break/></text:p>
        </text:list-item>
        <text:list-item>
          <text:p text:style-name="P4">What value will a and b be equal to after the following code has executed?<text:line-break/>int a = 7, b = 7;<text:line-break/>a = (b == 7) + 7; <text:line-break/><text:span text:style-name="T2">a will be equal to 8, b will keep its original value of 7</text:span><text:line-break/></text:p>
        </text:list-item>
        <text:list-item>
          <text:p text:style-name="P4">In Pascal / Delphi, what is the assignment operator?<text:line-break/><text:span text:style-name="T4">:=</text:span><text:line-break/></text:p>
        </text:list-item>
        <text:list-item>
          <text:p text:style-name="P4">How can we conveniently convert an integer value to assign it to an eC boolean data type?<text:line-break/><text:span text:style-name="T2">By testing its inequality with 0, e.g.<text:line-break/>int a = 25;<text:line-break/>bool result = a != 0;</text:span><text:line-break/><text:soft-page-break/></text:p>
        </text:list-item>
        <text:list-item>
          <text:p text:style-name="P4">What logical operation is the conversion in #23 equivalent to?<text:line-break/><text:span text:style-name="T2">Or'ing all the bits of the integer value together<text:line-break/>(If any of them is true, it will evaluate to true. Otherwise, it will evaluate to false)</text:span> <text:line-break/></text:p>
        </text:list-item>
        <text:list-item>
          <text:p text:style-name="P4">Given the declarations int a = 7, b = 9, c = 0; , what is the value of the following expressions?</text:p>
          <text:list>
            <text:list-item>
              <text:p text:style-name="P4">a &gt; 2 &amp;&amp; a &lt; 8<text:line-break/><text:span text:style-name="T2">true</text:span></text:p>
            </text:list-item>
            <text:list-item>
              <text:p text:style-name="P4">a &lt; 6 || b &gt; 8<text:line-break/><text:span text:style-name="T2">true</text:span></text:p>
            </text:list-item>
            <text:list-item>
              <text:p text:style-name="P4">a &gt;= 7 &amp;&amp; b &lt; 10<text:line-break/><text:span text:style-name="T2">true</text:span></text:p>
            </text:list-item>
            <text:list-item>
              <text:p text:style-name="P4">a &amp;&amp; b &amp;&amp; c<text:line-break/><text:span text:style-name="T2">false</text:span></text:p>
            </text:list-item>
            <text:list-item>
              <text:p text:style-name="P4">a || c<text:line-break/><text:span text:style-name="T2">true</text:span></text:p>
            </text:list-item>
            <text:list-item>
              <text:p text:style-name="P4">!a</text:p>
              <text:p text:style-name="P5">false</text:p>
            </text:list-item>
            <text:list-item>
              <text:p text:style-name="P4">!b || !c<text:line-break/><text:span text:style-name="T2">true</text:span></text:p>
            </text:list-item>
            <text:list-item>
              <text:p text:style-name="P4">!!c<text:line-break/><text:span text:style-name="T2">false</text:span></text:p>
            </text:list-item>
            <text:list-item>
              <text:p text:style-name="P4">!(a &gt; 5 &amp;&amp; b == 9)<text:line-break/><text:span text:style-name="T2">false</text:span></text:p>
            </text:list-item>
            <text:list-item>
              <text:p text:style-name="P4">(c = 5) || (a = 0)<text:line-break/><text:span text:style-name="T2">true</text:span></text:p>
            </text:list-item>
            <text:list-item>
              <text:p text:style-name="P4">!(c &gt; 7 || b &lt;= 9) &amp;&amp; !c<text:line-break/><text:span text:style-name="T2">false</text:span><text:line-break/></text:p>
            </text:list-item>
          </text:list>
        </text:list-item>
        <text:list-item>
          <text:p text:style-name="P4">There is an erratum on page 25 of the <text:span text:style-name="T7">Tao</text:span>. As correctly stated in the precedence table on page 27, the precedence of the AND and OR operators are <text:span text:style-name="T1">NOT</text:span> the same. In light of this, what is the value of the following expression, given the declarations int a = 3, b = 8, c = 9; ?<text:line-break/>a &gt;= 3 || b &lt; 8 &amp;&amp; c != 9<text:line-break/><text:span text:style-name="T2">true</text:span><text:line-break/></text:p>
        </text:list-item>
        <text:list-item>
          <text:p text:style-name="P4">The GCC compiler will issue a warning with the above code because it is ambiguous to read for programmers. The warning is issued any time the AND (&amp;&amp;) and OR (||) operators are mixed together without parentheses. Assuming the default precedence was the intended one, how can it be rewritten to be easier to understand?<text:line-break/><text:span text:style-name="T2"> a &gt;= 3 || (b &lt; 8 &amp;&amp; c != 9)</text:span></text:p>
        </text:list-item>
        <text:list-item>
          <text:p text:style-name="P7">Given the declarations: int a = 7, b = 11, c = 17; and the function:<text:line-break/>bool IsGreaterThan10(int value) { PrintLn("IsGreaterThan10!"); return value &gt; 10; }<text:line-break/>Answer these three questions relating to the evaluation of each of the following expressions:<text:line-break/>1) What will the value of a be after it has been evaluated? <text:line-break/>2) Was TestFunction() called during the evaluation?<text:line-break/>3) What does the expression evaluate to?<text:line-break/></text:p>
          <text:list>
            <text:list-item>
              <text:p text:style-name="P4">a &gt; 6 &amp;&amp; IsGreaterThan10(b)<text:line-break/><text:span text:style-name="T2">7, yes, true</text:span></text:p>
            </text:list-item>
            <text:list-item>
              <text:p text:style-name="P4">IsGreaterThan10(a) &amp;&amp; (a = 12)<text:line-break/><text:span text:style-name="T2">7, yes, false</text:span></text:p>
            </text:list-item>
            <text:list-item>
              <text:p text:style-name="P4">(a = 12) &amp;&amp; IsGreaterThan10(a)<text:line-break/><text:span text:style-name="T2">12, yes, true</text:span></text:p>
            </text:list-item>
            <text:list-item>
              <text:p text:style-name="P4">(a = 0) &amp;&amp; IsGreaterThan10(a)<text:line-break/><text:span text:style-name="T2">0, no, false</text:span></text:p>
            </text:list-item>
            <text:list-item>
              <text:p text:style-name="P4">(c == 12) || IsGreaterThan10(b)<text:line-break/><text:span text:style-name="T2">7, yes, true</text:span></text:p>
            </text:list-item>
            <text:list-item>
              <text:p text:style-name="P4">(b &gt; 8 &amp;&amp; a &lt; 4) || IsGreaterThan10(c)<text:line-break/><text:span text:style-name="T2">7, yes, true</text:span></text:p>
            </text:list-item>
            <text:list-item>
              <text:p text:style-name="P4">(c &lt; 16 || b % 2) &amp;&amp; IsGreaterThan10(a)<text:line-break/><text:span text:style-name="T2">7, yes, false</text:span></text:p>
            </text:list-item>
            <text:list-item>
              <text:p text:style-name="P4">c - b &lt; a &amp;&amp; (a = 12) &amp;&amp; IsGreaterThan10(a)<text:line-break/><text:span text:style-name="T2">12, yes, true</text:span></text:p>
            </text:list-item>
            <text:list-item>
              <text:p text:style-name="P4">(c &gt; 15 &amp;&amp; (b = 7)) || IsGreaterThan10(b) || (a = 5)<text:line-break/><text:span text:style-name="T2">7, no, true</text:span></text:p>
            </text:list-item>
            <text:list-item>
              <text:p text:style-name="P4">b = (a = (c = 12) + (a = 12) + IsGreaterThan10(b) * 12)<text:line-break/><text:span text:style-name="T2">36, yes, 36</text:span><text:span text:style-name="T6"><text:line-break/></text:span></text:p>
            </text:list-item>
          </text:list>
        </text:list-item>
        <text:list-item>
          <text:p text:style-name="P6">Given: byte a = 0x5B, b = 0x83; , what will the following expressions evaluate to?</text:p>
          <text:list>
            <text:list-item>
              <text:p text:style-name="P6">a &amp; b<text:line-break/><text:span text:style-name="T2">0x03</text:span></text:p>
            </text:list-item>
            <text:list-item>
              <text:p text:style-name="P6">a | b<text:line-break/><text:span text:style-name="T2">0xDB (219)</text:span></text:p>
            </text:list-item>
            <text:list-item>
              <text:p text:style-name="P6">a ^ b<text:line-break/><text:span text:style-name="T2">0xD8 (216)</text:span></text:p>
            </text:list-item>
            <text:list-item>
              <text:p text:style-name="P6">~a<text:line-break/><text:span text:style-name="T2">0xA4 (164)</text:span></text:p>
            </text:list-item>
            <text:list-item>
              <text:p text:style-name="P6">(a &amp; b) ^ b<text:line-break/><text:span text:style-name="T2">0x80 (128)</text:span></text:p>
            </text:list-item>
            <text:list-item>
              <text:p text:style-name="P6">a ^ a<text:line-break/><text:span text:style-name="T2">0</text:span></text:p>
            </text:list-item>
            <text:list-item>
              <text:p text:style-name="P6">a &lt;&lt; 1<text:line-break/><text:span text:style-name="T2">0xB6 (182)</text:span></text:p>
            </text:list-item>
            <text:list-item>
              <text:p text:style-name="P6">b &gt;&gt; 5<text:line-break/><text:span text:style-name="T2">0x04</text:span></text:p>
            </text:list-item>
            <text:list-item>
              <text:p text:style-name="P6">(a &amp; 0x10) &gt;&gt; 4<text:line-break/><text:span text:style-name="T2">0x01</text:span></text:p>
            </text:list-item>
            <text:list-item>
              <text:p text:style-name="P6">(b &amp; 0x0F) == 3<text:line-break/><text:span text:style-name="T2">true</text:span><text:line-break/><text:soft-page-break/></text:p>
            </text:list-item>
          </text:list>
        </text:list-item>
        <text:list-item>
          <text:p text:style-name="P6">Given the variables a, b and c, how can we make use of the bitwise operator to check whether only one of these two conditions are true: a &lt; b OR c &gt; a ?<text:line-break/><text:span text:style-name="T2">(a &lt; b) ^ (c &gt; a)</text:span><text:line-break/></text:p>
        </text:list-item>
        <text:list-item>
          <text:p text:style-name="P6">Given the declaration: byte a = 0x05; , how can we use the bitwise OR-assignment operator to make it equal to 0x25 ?<text:line-break/><text:span text:style-name="T2">a |= 0x20;</text:span><text:line-break/></text:p>
        </text:list-item>
        <text:list-item>
          <text:p text:style-name="P4"><text:span text:style-name="T6">Given the declarations: byte a = 0x25, b = 0x37; , how can we use the bitwise AND-assignment operator with BOTH a and b, as well as the same constant operand, to obtain a value of 0x20 for a, and a value of 0x30 for b. We effectively want to keep only the high 4 bits of the byte.<text:line-break/></text:span><text:span text:style-name="T5">a &amp;= 0xF0;<text:line-break/>b &amp;= 0xF0;</text:span><text:span text:style-name="T6"><text:line-break/></text:span></text:p>
        </text:list-item>
        <text:list-item>
          <text:p text:style-name="P4"><text:span text:style-name="T6">How can we rewrite the answer to #31 using the constant 0x0F instead of 0xF0? Hint: use the bitwise NOT operator.<text:line-break/></text:span><text:span text:style-name="T5">a &amp;= ~0x0F;<text:line-break/>b &amp;= ~0x0F;</text:span><text:span text:style-name="T6"><text:line-break/></text:span></text:p>
        </text:list-item>
        <text:list-item>
          <text:p text:style-name="P6">Given the declaration of byte a = 0x20; , what is the value of a &amp; 0x20 == 0x20 ?<text:line-break/><text:span text:style-name="T2">false</text:span><text:line-break/></text:p>
        </text:list-item>
        <text:list-item>
          <text:p text:style-name="P4"><text:span text:style-name="T6">How can we rewrite the above expression for the equality to be evaluated last? What value will it then evaluate to?<text:line-break/></text:span><text:span text:style-name="T5">(a &amp; 0x20) == 0x20<text:line-break/>true</text:span><text:span text:style-name="T6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e St-Louis</meta:initial-creator>
    <meta:creation-date>2010-09-05T02:45:47.17</meta:creation-date>
    <dc:date>2010-09-25T22:08:20.99</dc:date>
    <dc:creator>Jerome St-Louis</dc:creator>
    <meta:editing-duration>PT10H46M24S</meta:editing-duration>
    <meta:editing-cycles>101</meta:editing-cycles>
    <meta:generator>OpenOffice.org/3.2$Win32 OpenOffice.org_project/320m12$Build-9483</meta:generator>
    <meta:document-statistic meta:table-count="0" meta:image-count="0" meta:object-count="0" meta:page-count="5" meta:paragraph-count="70" meta:word-count="1409" meta:character-count="6437"/>
  </office:meta>
</office:document-meta>
</file>